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646" officeooo:paragraph-rsid="001526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ster Legends 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46:46.185030964</meta:creation-date>
    <dc:date>2018-09-18T15:47:32.771762374</dc:date>
    <meta:editing-duration>PT46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  <meta:generator>LibreOffice/6.0.3.2$Linux_X86_64 LibreOffice_project/00m0$Build-2</meta:generator>
  </office:meta>
</office:document-meta>
</file>